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1882in" table:align="left" fo:background-color="#f2f9fd">
        <style:background-image/>
      </style:table-properties>
    </style:style>
    <style:style style:name="Table1.A" style:family="table-column">
      <style:table-column-properties style:column-width="0.1882in"/>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text-underline-style="none"/>
    </style:style>
    <style:style style:name="P8" style:family="paragraph" style:parent-style-name="Table_20_Contents">
      <style:paragraph-properties fo:margin-left="0in" fo:margin-right="0in" fo:margin-top="0in" fo:margin-bottom="0in" fo:line-height="112%" fo:text-align="start" style:justify-single-word="false" fo:text-indent="0in" style:auto-text-indent="false"/>
      <style:text-properties fo:color="#222222" fo:font-size="10.5pt"/>
    </style:style>
    <style:style style:name="T1" style:family="text">
      <style:text-properties fo:font-variant="normal" fo:text-transform="none" fo:color="#222222" fo:font-size="14pt" fo:letter-spacing="normal" fo:font-weight="normal" style:font-size-asian="14pt" style:font-weight-asian="normal" style:font-size-complex="14pt" style:font-weight-complex="normal"/>
    </style:style>
    <style:style style:name="T2" style:family="text">
      <style:text-properties fo:font-variant="normal" fo:text-transform="none" fo:color="#222222" fo:letter-spacing="normal" fo:font-style="normal" style:text-underline-style="none" fo:font-weight="normal" style:font-style-asian="normal" style:font-weight-asian="normal" style:font-style-complex="normal" style:font-weight-complex="normal"/>
    </style:style>
    <style:style style:name="T3"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color="#222222"/>
    </style:style>
    <style:style style:name="T7" style:family="text">
      <style:text-properties fo:color="#222222" fo:font-size="10.5pt"/>
    </style:style>
    <style:style style:name="T8" style:family="text">
      <style:text-properties fo:color="#222222" fo:font-size="10.5pt" style:text-underline-style="solid" style:text-underline-width="auto" style:text-underline-color="font-color"/>
    </style:style>
    <style:style style:name="T9" style:family="text">
      <style:text-properties fo:color="#222222" fo:font-size="10.5pt" fo:font-weight="normal" style:font-size-asian="14pt" style:font-weight-asian="normal" style:font-size-complex="14pt" style:font-weight-complex="normal"/>
    </style:style>
    <style:style style:name="T10" style:family="text">
      <style:text-properties fo:color="#222222" fo:font-size="10.5pt" style:text-underline-style="none"/>
    </style:style>
    <style:style style:name="T11" style:family="text">
      <style:text-properties fo:color="#222222" fo:font-size="10.5pt" style:text-underline-style="none" fo:font-weight="normal" style:font-size-asian="14pt" style:font-weight-asian="normal" style:font-size-complex="14pt" style:font-weight-complex="normal"/>
    </style:style>
    <style:style style:name="T12" style:family="text">
      <style:text-properties fo:color="#222222" fo:font-weight="normal" style:font-weight-asian="normal" style:font-weight-complex="normal"/>
    </style:style>
    <style:style style:name="T13" style:family="text">
      <style:text-properties fo:color="#222222" style:text-underline-style="solid" style:text-underline-width="auto" style:text-underline-color="font-color"/>
    </style:style>
    <style:style style:name="T14" style:family="text">
      <style:text-properties fo:color="#222222"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color="#222222" fo:font-style="normal" style:text-underline-style="none" fo:font-weight="normal" style:font-style-asian="normal" style:font-weight-asian="normal" style:font-style-complex="normal" style:font-weight-complex="normal"/>
    </style:style>
    <style:style style:name="T16" style:family="text">
      <style:text-properties fo:color="#222222"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 style:family="text">
      <style:text-properties fo:color="#222222"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222222" fo:font-size="14pt"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color="#222222" fo:font-size="14pt" style:text-underline-style="none" fo:font-weight="normal" style:font-size-asian="14pt" style:font-weight-asian="normal" style:font-size-complex="14pt"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fo:font-weight="normal" style:font-weight-asian="normal" style:font-weight-complex="normal"/>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ä mekaniikat</text:p>
      <text:p text:style-name="P1"/>
      <text:p text:style-name="P2">Special eventit:</text:p>
      <text:p text:style-name="P3">-Ylityö eventit. Paremmin rahaa mutta vähemmän aikaa ja (muuta?)</text:p>
      <text:p text:style-name="P3">-Special päivät: erikois päivät kuten vuosi-, ystävän sekä kaverin syntymäpäivät. </text:p>
      <text:p text:style-name="P3">-Minigame eventit: Kesken siirtymän ilmestyvä valinta jossa pelaaja valitsee kahden mittarin väliltä (toinen vaihtoehto antaa vähän paremman mittarin täytön)</text:p>
      <text:p text:style-name="P3"/>
      <text:p text:style-name="P2">Lupautumis mekanismi:</text:p>
      <text:p text:style-name="P5">Lupautumis mekanismi aktivoituu pari päivää ennen eventti päivää. Lupautuminen antaa mittarin kohteelle suuren boostin mutta on ajallisesti hintava. Lupauksen rikkominen johtaa kohteen mittarin suureen miinustamiseen. Kaksi rikottua lupausta pelin aikana vie kyseisen mittarin suoraan (-) tilaan.</text:p>
      <text:p text:style-name="P5"/>
      <text:p text:style-name="P2">Viikon kulku:</text:p>
      <text:p text:style-name="P5">Arki(5d) = 8h työtä – pommi unet (7-14), vapaa (8h)14-22, unet(8h) 22-7</text:p>
      <text:p text:style-name="P5">Viikonloppu (2d) = 10h unta? (22-9), vapaa 14h (9-22)</text:p>
      <text:p text:style-name="P5">-Viikonloppuna 2 korttia enemmän pelattavana</text:p>
      <text:p text:style-name="P2"/>
      <text:p text:style-name="P2">Vuorokauden kulku:</text:p>
      <text:p text:style-name="P4"/>
      <text:p text:style-name="P7"><text:span text:style-name="T3">Työphase</text:span><text:span text:style-name="T4"> </text:span><text:span text:style-name="T9">↓</text:span></text:p>
      <text:p text:style-name="P7"><text:span text:style-name="T9"/></text:p>
      <text:p text:style-name="P4"><text:span text:style-name="T12">Vapaa phase</text:span><text:span text:style-name="T10">↓</text:span></text:p>
      <table:table table:name="Table1" table:style-name="Table1">
        <table:table-column table:style-name="Table1.A"/>
        <table:table-row table:style-name="Table1.1">
          <table:table-cell table:style-name="Table1.A1" office:value-type="string">
            <text:p text:style-name="P8"/>
          </table:table-cell>
        </table:table-row>
      </table:table>
      <text:p text:style-name="P6"><text:span text:style-name="T3">Kortti phase 1</text:span><text:span text:style-name="T11">↓</text:span></text:p>
      <text:p text:style-name="P6"><text:span text:style-name="T5">-Maksu ja ansaita</text:span></text:p>
      <text:p text:style-name="P6"><text:span text:style-name="T5">-Siirtymä </text:span><text:span text:style-name="T1">→</text:span><text:span text:style-name="T4"> </text:span><text:span text:style-name="T5">Valinta (kävely, julkinen, skeittilauta) + mahdollinen eventti </text:span><text:span text:style-name="T11">↓</text:span></text:p>
      <text:p text:style-name="P5">-Tapahtuma(minipeli)<text:span text:style-name="T7">↓</text:span></text:p>
      <text:p text:style-name="P5"><text:span text:style-name="T7"/></text:p>
      <text:p text:style-name="P6"><text:span text:style-name="T3">Kortti phase 2</text:span><text:span text:style-name="T11">↓</text:span></text:p>
      <text:p text:style-name="P6"><text:span text:style-name="T5">-Maksu ja ansaita</text:span></text:p>
      <text:p text:style-name="P6"><text:span text:style-name="T5">-Siirtymä </text:span><text:span text:style-name="T1">→</text:span><text:span text:style-name="T4"> </text:span><text:span text:style-name="T5">Valinta (kävely, julkinen, skeittilauta) + mahdollinen eventti </text:span><text:span text:style-name="T11">↓</text:span></text:p>
      <text:p text:style-name="P5"><text:span text:style-name="T6">-Tapahtuma(minipeli)↓</text:span></text:p>
      <text:p text:style-name="P5"><text:span text:style-name="T6"/></text:p>
      <text:p text:style-name="P5"><text:span text:style-name="T13">Kortti phase 3</text:span><text:span text:style-name="T6"> tai vuorokauden vaihto.</text:span></text:p>
      <text:p text:style-name="P5"><text:span text:style-name="T6"/></text:p>
      <text:p text:style-name="P6"><text:span text:style-name="T16">Missä välissä laupaus?</text:span><text:span text:style-name="T18"> <text:tab/></text:span><text:span text:style-name="T2">← Työpäivän jälkeen vaihe jossa katsotaan tulevat eventit?</text:span><text:span text:style-name="T15"> </text:span><text:span text:style-name="T19"><text: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37S</meta:editing-duration>
    <meta:editing-cycles>37</meta:editing-cycles>
    <meta:generator>OpenOffice/4.1.13$Win32 OpenOffice.org_project/4113m1$Build-9810</meta:generator>
    <dc:date>2022-12-18T10:46:51.89</dc:date>
    <meta:document-statistic meta:table-count="1" meta:image-count="0" meta:object-count="0" meta:page-count="1" meta:paragraph-count="24" meta:word-count="165" meta:character-count="1252"/>
    <meta:user-defined meta:name="Info 1"/>
    <meta:user-defined meta:name="Info 2"/>
    <meta:user-defined meta:name="Info 3"/>
    <meta:user-defined meta:name="Info 4"/>
  </office:meta>
</office:document-meta>
</file>